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"/>
  </office:font-face-decls>
  <office:automatic-styles>
    <style:style style:name="Table1" style:family="table">
      <style:table-properties style:width="5.699cm" table:align="margins" style:writing-mode="lr-tb"/>
    </style:style>
    <style:style style:name="Table1.A" style:family="table-column">
      <style:table-column-properties style:column-width="1.139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6pt" fo:font-style="italic" style:text-underline-style="none" fo:font-weight="normal" style:text-blinking="false" fo:background-color="transparent" style:font-size-asian="6pt" style:font-size-complex="6pt"/>
    </style:style>
    <style:style style:name="P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6pt" fo:font-style="normal" style:text-underline-style="none" fo:font-weight="normal" style:text-blinking="false" fo:background-color="transparent" style:font-size-asian="6pt" style:font-size-complex="6pt"/>
    </style:style>
    <style:style style:name="P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fo:font-size="6pt" style:text-underline-style="none" style:text-blinking="false" fo:background-color="transparent" style:font-size-asian="6pt" style:font-size-complex="6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6pt" officeooo:rsid="00116caa" officeooo:paragraph-rsid="00116caa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6" style:family="paragraph" style:parent-style-name="Table_20_Contents">
      <style:text-properties style:font-name="Arial" fo:font-size="6pt" fo:font-weight="bold" officeooo:rsid="00116caa" officeooo:paragraph-rsid="00116caa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6pt" fo:font-weight="bold" officeooo:rsid="00116caa" officeooo:paragraph-rsid="00116caa" style:font-size-asian="6pt" style:font-weight-asian="bold" style:font-size-complex="6pt" style:font-weight-complex="bold"/>
    </style:style>
    <style:style style:name="P8" style:family="paragraph" style:parent-style-name="Text_20_body" style:list-style-name="L1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15%" fo:text-indent="-0.499cm" style:auto-text-indent="false" style:page-number="auto" fo:background-color="transparent">
        <style:tab-stops/>
      </style:paragraph-properties>
      <style:text-properties fo:font-size="6pt" officeooo:paragraph-rsid="000e40f0" style:font-size-asian="6pt" style:font-size-complex="6pt"/>
    </style:style>
    <style:style style:name="P9" style:family="paragraph" style:parent-style-name="Text_20_body" style:list-style-name="L2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15%" fo:text-indent="-0.499cm" style:auto-text-indent="false" style:page-number="auto" fo:background-color="transparent" style:writing-mode="lr-tb">
        <style:tab-stops/>
      </style:paragraph-properties>
      <style:text-properties fo:font-size="6pt" officeooo:paragraph-rsid="000e40f0" style:font-size-asian="6pt" style:font-size-complex="6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fo:font-size="6pt" officeooo:paragraph-rsid="000e40f0" style:font-size-asian="6pt" style:font-size-complex="6p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size="6pt" style:font-size-asian="6pt" style:font-size-complex="6pt"/>
    </style:style>
    <style:style style:name="P12" style:family="paragraph" style:parent-style-name="Text_20_body">
      <loext:graphic-properties draw:fill-gradient-name="gradient" draw:fill-hatch-name="hatch"/>
      <style:paragraph-properties fo:margin-top="0.199cm" fo:margin-bottom="0cm" style:contextual-spacing="false" fo:line-height="138%" style:writing-mode="lr-tb"/>
      <style:text-properties fo:font-size="6pt" officeooo:paragraph-rsid="000e40f0" style:font-size-asian="6pt" style:font-size-complex="6pt"/>
    </style:style>
    <style:style style:name="P13" style:family="paragraph" style:parent-style-name="Text_20_body">
      <style:text-properties fo:font-size="6pt" style:font-size-asian="6pt" style:font-size-complex="6pt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199cm" style:contextual-spacing="false"/>
      <style:text-properties fo:font-size="6pt" officeooo:paragraph-rsid="000e40f0" style:font-size-asian="6pt" style:font-size-complex="6pt"/>
    </style:style>
    <style:style style:name="P15" style:family="paragraph" style:parent-style-name="Text_20_body" style:list-style-name="L1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15%" fo:text-indent="-0.499cm" style:auto-text-indent="false" fo:background-color="transparent">
        <style:tab-stops/>
      </style:paragraph-properties>
      <style:text-properties fo:font-variant="normal" fo:text-transform="none" fo:color="#000000" loext:opacity="100%" style:text-line-through-style="none" style:text-line-through-type="none" style:font-name="Arial" fo:font-size="6pt" fo:font-style="normal" style:text-underline-style="none" fo:font-weight="normal" officeooo:paragraph-rsid="000e40f0" style:text-blinking="false" fo:background-color="transparent" style:font-size-asian="6pt" style:font-size-complex="6pt"/>
    </style:style>
    <style:style style:name="P16" style:family="paragraph" style:parent-style-name="Text_20_body" style:list-style-name="L2">
      <loext:graphic-properties draw:fill="none" draw:fill-gradient-name="gradient" draw:fill-hatch-name="hatch"/>
      <style:paragraph-properties fo:margin-left="0.6cm" fo:margin-right="0cm" fo:margin-top="0cm" fo:margin-bottom="0cm" style:contextual-spacing="false" fo:line-height="115%" fo:text-indent="-0.499cm" style:auto-text-indent="false" fo:background-color="transparent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font-name="Arial" fo:font-size="6pt" fo:font-style="normal" style:text-underline-style="none" fo:font-weight="normal" officeooo:paragraph-rsid="000e40f0" style:text-blinking="false" fo:background-color="transparent" style:font-size-asian="6pt" style:font-size-complex="6pt"/>
    </style:style>
    <style:style style:name="P1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6pt" fo:font-style="normal" style:text-underline-style="none" fo:font-weight="normal" style:text-blinking="false" fo:background-color="transparent" style:font-size-asian="6pt" style:font-size-complex="6pt"/>
    </style:style>
    <style:style style:name="P1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6pt" fo:font-style="normal" style:text-underline-style="none" fo:font-weight="normal" style:text-blinking="false" fo:background-color="transparent" style:font-size-asian="6pt" style:font-size-complex="6pt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6pt" fo:font-style="normal" style:text-underline-style="none" fo:font-weight="bold" style:text-blinking="false" fo:background-color="transparent" style:font-size-asian="6pt" style:font-weight-asian="bold" style:font-size-complex="6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6pt" fo:font-style="italic" style:text-underline-style="none" fo:font-weight="normal" style:text-blinking="false" fo:background-color="transparent" style:font-size-asian="6pt" style:font-size-complex="6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e40f0" style:text-blinking="false" fo:background-color="transparent" loext:char-shading-value="0"/>
    </style:style>
    <style:style style:name="T5" style:family="text">
      <style:text-properties officeooo:rsid="00116ca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6caa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2e45994e-7fff-ed1b-2184-cd6707e4d3d8"/><text:span text:style-name="T1">Entdecken</text:span><text:span text:style-name="T2">:</text:span><text:span text:style-name="T3"> 1 Spielplanplättchen nehmen, an ein eigenes, offenes Gebiet anlegen, ggfs. Kreatur erscheinen lassen und aktivieren.<text:line-break/></text:span><text:span text:style-name="T1">Rekrutieren</text:span><text:span text:style-name="T2">:</text:span><text:span text:style-name="T3"> In einem eigenen Gebiet 1 Einheit + 1 Einheit pro Ausbildungslager hinzufügen.<text:line-break/></text:span><text:span text:style-name="T1">Bauen</text:span><text:span text:style-name="T2">:</text:span><text:span text:style-name="T3"> In einem eigenen Gebiet 1 Gebäude platzieren und Baukosten bezahlen. 1 Holz für kleine, 3 Holz für große Gebäude. Steine nur auf kleine Felder mit Steinsymbol.</text:span></text:p>
      <text:p text:style-name="P14"><text:span text:style-name="T1">Bewegen</text:span><text:span text:style-name="T2">:</text:span></text:p>
      <text:list xml:id="list1416785241" text:style-name="L1">
        <text:list-item>
          <text:p text:style-name="P8"><text:span text:style-name="T3">Beliebig viele Einheiten aus einem eigenen Gebiet in ein benachbartes Gebiet. Kosten:<text:line-break/></text:span><text:span text:style-name="T2">x1</text:span><text:span text:style-name="T3"> Bewegungspunkt für eine normale Grenze<text:line-break/></text:span><text:span text:style-name="T2">x2</text:span><text:span text:style-name="T3"> Bewegungspunkte für eine raue (gelbe) Grenze</text:span></text:p>
        </text:list-item>
        <text:list-item>
          <text:p text:style-name="P15">Nach Betreten eines feindlichen Gebiets können diese Einheiten nicht weiter bewegt werden, hier kommt es zum Kampf.</text:p>
        </text:list-item>
        <text:list-item>
          <text:p text:style-name="P15">So oft 1. wiederholen bis Bewegungspunkte aufgebraucht - oder Rest verfallen lassen.</text:p>
        </text:list-item>
        <text:list-item>
          <text:p text:style-name="P15">Kämpfe abhandeln.</text:p>
        </text:list-item>
      </text:list>
      <text:p text:style-name="P12"><text:span text:style-name="T1">Kampf</text:span><text:span text:style-name="T2">:</text:span></text:p>
      <text:list xml:id="list198117798" text:style-name="L2">
        <text:list-item>
          <text:p text:style-name="P9"><text:span text:style-name="T3">Zähle Kampfpunkte (1 pro Einheit + evtl. Karte</text:span><text:span text:style-name="T4">n</text:span><text:span text:style-name="T3">/ Gebäudebonus)</text:span></text:p>
        </text:list-item>
        <text:list-item>
          <text:p text:style-name="P16">Pro Einheit bis zu 1 Nahrung als Kampfpunkt hinzufügen (Angreifer fängt an)</text:p>
        </text:list-item>
        <text:list-item>
          <text:p text:style-name="P16">Würfeln mit einem Würfel (Angreifer fängt an)</text:p>
        </text:list-item>
        <text:list-item>
          <text:p text:style-name="P16">Der Spieler mit mehr Kampfpunkten gewinnt, bei Gleichstand gewinnt der Verteidiger.</text:p>
        </text:list-item>
        <text:list-item>
          <text:p text:style-name="P16">Sterben alle Einheiten eines Spielers ist der Kampf verloren.</text:p>
        </text:list-item>
      </text:list>
      <text:p text:style-name="P13"><text:line-break/><text:span text:style-name="T1">Handeln (Bei Ernte)</text:span><text:span text:style-name="T2">:</text:span><text:span text:style-name="T3"> 3:1</text:span> </text:p>
      <text:p text:style-name="P17"><text:bookmark text:name="docs-internal-guid-32eb47a3-7fff-d66b-0fe6-add15862f11b"/><text:soft-page-break/><text:span text:style-name="T6">Spielaufbau</text:span><text:span text:style-name="T7">:</text:span></text:p>
      <text:p text:style-name="P19">Entwicklungskarten:</text:p>
      <table:table table:name="Table1" table:style-name="Table1">
        <table:table-column table:style-name="Table1.A" table:number-columns-repeated="5"/>
        <table:table-row table:style-name="TableLine2133672535184">
          <table:table-cell table:style-name="Table1.A1" office:value-type="string">
            <text:p text:style-name="P6">Kartenart</text:p>
          </table:table-cell>
          <table:table-cell table:style-name="Table1.A1" office:value-type="string">
            <text:p text:style-name="P7">2 Sp</text:p>
          </table:table-cell>
          <table:table-cell table:style-name="Table1.A1" office:value-type="string">
            <text:p text:style-name="P7">3 Sp</text:p>
          </table:table-cell>
          <table:table-cell table:style-name="Table1.A1" office:value-type="string">
            <text:p text:style-name="P7">4 Sp</text:p>
          </table:table-cell>
          <table:table-cell table:style-name="Table1.E1" office:value-type="string">
            <text:p text:style-name="P7">5 Sp</text:p>
          </table:table-cell>
        </table:table-row>
        <table:table-row table:style-name="TableLine2133672535184">
          <table:table-cell table:style-name="Table1.A2" office:value-type="string">
            <text:p text:style-name="P5">.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8</text:p>
          </table:table-cell>
          <table:table-cell table:style-name="Table1.E2" office:value-type="string">
            <text:p text:style-name="P4">10</text:p>
          </table:table-cell>
        </table:table-row>
        <table:table-row table:style-name="TableLine2133672535184">
          <table:table-cell table:style-name="Table1.A2" office:value-type="string">
            <text:p text:style-name="P5">..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16</text:p>
          </table:table-cell>
          <table:table-cell table:style-name="Table1.E2" office:value-type="string">
            <text:p text:style-name="P4">20</text:p>
          </table:table-cell>
        </table:table-row>
        <table:table-row table:style-name="TableLine2133672535184">
          <table:table-cell table:style-name="Table1.A2" office:value-type="string">
            <text:p text:style-name="P5">...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4</text:p>
          </table:table-cell>
          <table:table-cell table:style-name="Table1.E2" office:value-type="string">
            <text:p text:style-name="P4">5</text:p>
          </table:table-cell>
        </table:table-row>
      </table:table>
      <text:p text:style-name="P19"><text:span text:style-name="T8"/></text:p>
      <text:p text:style-name="P19">Startres<text:span text:style-name="T5">s</text:span>ourcen:</text:p>
      <text:p text:style-name="P18">1.-3. Spieler: 2 Äpfel 2 Holz</text:p>
      <text:p text:style-name="P18">4.-5. Spieler: 3 Äpfel 2 Holz</text:p>
      <text:p text:style-name="P13"/>
      <text:p text:style-name="P11"><text:span text:style-name="T1">Siegbedingungen</text:span><text:span text:style-name="T2">:</text:span></text:p>
      <text:p text:style-name="P18"/>
      <text:p text:style-name="P18">Am Jahresende 3 geschlossene Gebiete mit großem Gebäude unter eigener Kontrolle.</text:p>
      <text:p text:style-name="P18"/>
      <text:p text:style-name="P1">Oder</text:p>
      <text:p text:style-name="P1"/>
      <text:p text:style-name="P18">Die meisten Ruhmpunkte am Spielende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5cm" fo:page-height="9.999cm" style:num-format="1" style:print-orientation="portrait" fo:margin-top="0.4cm" fo:margin-bottom="0.4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21:15:26.349000000</meta:creation-date>
    <dc:date>2022-08-04T19:31:59.256000000</dc:date>
    <meta:editing-duration>PT18M15S</meta:editing-duration>
    <meta:editing-cycles>2</meta:editing-cycles>
    <meta:generator>LibreOffice/7.3.4.2$Windows_X86_64 LibreOffice_project/728fec16bd5f605073805c3c9e7c4212a0120dc5</meta:generator>
    <meta:document-statistic meta:table-count="1" meta:image-count="0" meta:object-count="0" meta:page-count="2" meta:paragraph-count="42" meta:word-count="232" meta:character-count="1453" meta:non-whitespace-character-count="1266"/>
  </office:meta>
</office:document-meta>
</file>